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POLINARIO ALEJO YOMIRA NOE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3253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POLINARIO ALEJO YOMIRA NOEM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3253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423955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30583460</text:p>
          </table:table-cell>
          <table:table-cell table:style-name="Tabla2.D3" office:value-type="string">
            <text:p text:style-name="P23">9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00:04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